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MANI COAQUIRA, KENNEDY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ANGUIA COILLO, BEATRIZ MAR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AMANI COAQUIRA, JEANPIER BILL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1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5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0883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44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